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45bb3" officeooo:paragraph-rsid="00245bb3" style:language-complex="ar" style:country-complex="SA"/>
    </style:style>
    <style:style style:name="P8" style:family="paragraph" style:parent-style-name="Abstract">
      <style:text-properties fo:language="en" fo:country="US" officeooo:rsid="00ad285c" officeooo:paragraph-rsid="00ad285c"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45bb3" officeooo:paragraph-rsid="00245bb3" style:language-complex="ar" style:country-complex="SA"/>
    </style:style>
    <style:style style:name="P11" style:family="paragraph" style:parent-style-name="CellBody">
      <style:text-properties officeooo:rsid="003fd4d8" officeooo:paragraph-rsid="003fd4d8"/>
    </style:style>
    <style:style style:name="P12" style:family="paragraph" style:parent-style-name="Document_20_Title">
      <style:text-properties fo:language="en" fo:country="US" style:language-complex="ar" style:country-complex="SA"/>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5" style:family="paragraph" style:parent-style-name="Standard">
      <style:text-properties style:font-name="Arial" fo:language="en" fo:country="US" officeooo:paragraph-rsid="001b92ce" style:language-complex="ar" style:country-complex="SA"/>
    </style:style>
    <style:style style:name="P16" style:family="paragraph" style:parent-style-name="Standard">
      <style:text-properties style:font-name="Arial" fo:language="en" fo:country="US" officeooo:rsid="001febee" officeooo:paragraph-rsid="001b92ce"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Body">
      <style:text-properties officeooo:paragraph-rsid="001b92ce"/>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fo:language="en" fo:country="US" officeooo:rsid="001febee" officeooo:paragraph-rsid="001b92ce" style:language-complex="ar" style:country-complex="SA"/>
    </style:style>
    <style:style style:name="P23"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4" style:family="paragraph" style:parent-style-name="Body">
      <style:text-properties officeooo:rsid="002fa11e" officeooo:paragraph-rsid="002fa11e"/>
    </style:style>
    <style:style style:name="P25" style:family="paragraph" style:parent-style-name="Body">
      <style:text-properties officeooo:rsid="0030e555" officeooo:paragraph-rsid="002fa11e"/>
    </style:style>
    <style:style style:name="P26" style:family="paragraph" style:parent-style-name="Body">
      <style:text-properties officeooo:rsid="00b762f4" officeooo:paragraph-rsid="00b762f4"/>
    </style:style>
    <style:style style:name="P27" style:family="paragraph" style:parent-style-name="Body">
      <style:text-properties officeooo:rsid="00b78c27" officeooo:paragraph-rsid="00b78c27"/>
    </style:style>
    <style:style style:name="P28" style:family="paragraph" style:parent-style-name="Body">
      <style:text-properties officeooo:rsid="0094bff6" officeooo:paragraph-rsid="002fa11e"/>
    </style:style>
    <style:style style:name="P29" style:family="paragraph" style:parent-style-name="Body">
      <style:text-properties officeooo:paragraph-rsid="00bca939"/>
    </style:style>
    <style:style style:name="P30" style:family="paragraph" style:parent-style-name="Body">
      <style:text-properties officeooo:rsid="00bca939" officeooo:paragraph-rsid="00bca939"/>
    </style:style>
    <style:style style:name="P31" style:family="paragraph" style:parent-style-name="Body">
      <style:text-properties officeooo:rsid="00cb5c05" officeooo:paragraph-rsid="00cb5c05"/>
    </style:style>
    <style:style style:name="P32" style:family="paragraph" style:parent-style-name="CellBody">
      <style:text-properties officeooo:rsid="003fd4d8" officeooo:paragraph-rsid="003fd4d8"/>
    </style:style>
    <style:style style:name="P33" style:family="paragraph" style:parent-style-name="CellBody">
      <style:paragraph-properties style:snap-to-layout-grid="false"/>
      <style:text-properties fo:language="en" fo:country="US" officeooo:paragraph-rsid="0115a95a" style:language-complex="ar" style:country-complex="SA"/>
    </style:style>
    <style:style style:name="P34" style:family="paragraph" style:parent-style-name="CellBody">
      <style:paragraph-properties style:snap-to-layout-grid="false"/>
      <style:text-properties fo:language="en" fo:country="US" officeooo:rsid="0115a95a" officeooo:paragraph-rsid="0115a95a" style:language-complex="ar" style:country-complex="SA"/>
    </style:style>
    <style:style style:name="P35" style:family="paragraph" style:parent-style-name="CellBody">
      <style:text-properties fo:language="en" fo:country="US" officeooo:rsid="0115a95a" officeooo:paragraph-rsid="0115a95a"/>
    </style:style>
    <style:style style:name="P36"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37" style:family="paragraph" style:parent-style-name="Abstract">
      <style:text-properties fo:font-size="16pt" fo:language="en" fo:country="US" fo:font-weight="bold" style:font-size-asian="16pt" style:font-weight-asian="bold" style:language-complex="ar" style:country-complex="SA"/>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Definition_20_Term">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language="en" fo:country="US" officeooo:rsid="0021c380" officeooo:paragraph-rsid="001b92ce" style:language-complex="ar" style:country-complex="SA"/>
    </style:style>
    <style:style style:name="P43" style:family="paragraph" style:parent-style-name="Heading_20_2">
      <style:text-properties fo:language="en" fo:country="US" officeooo:rsid="001febee" officeooo:paragraph-rsid="001b92ce" style:language-complex="ar" style:country-complex="SA"/>
    </style:style>
    <style:style style:name="P44" style:family="paragraph" style:parent-style-name="Heading_20_2">
      <style:text-properties fo:language="en" fo:country="US" officeooo:paragraph-rsid="00276083" style:language-complex="ar" style:country-complex="SA"/>
    </style:style>
    <style:style style:name="P45" style:family="paragraph" style:parent-style-name="Heading_20_2">
      <style:text-properties officeooo:rsid="00245bb3" officeooo:paragraph-rsid="00245bb3"/>
    </style:style>
    <style:style style:name="P46" style:family="paragraph" style:parent-style-name="Heading_20_2">
      <style:text-properties officeooo:rsid="002ecb80" officeooo:paragraph-rsid="002ecb80"/>
    </style:style>
    <style:style style:name="P47" style:family="paragraph" style:parent-style-name="Heading_20_2">
      <style:text-properties officeooo:rsid="002fa11e" officeooo:paragraph-rsid="002fa11e"/>
    </style:style>
    <style:style style:name="P48" style:family="paragraph" style:parent-style-name="Heading_20_2">
      <style:text-properties officeooo:paragraph-rsid="00afc7aa"/>
    </style:style>
    <style:style style:name="P49" style:family="paragraph" style:parent-style-name="Body" style:list-style-name="L1">
      <style:text-properties officeooo:rsid="00276083" officeooo:paragraph-rsid="00276083"/>
    </style:style>
    <style:style style:name="P50" style:family="paragraph" style:parent-style-name="Body" style:list-style-name="L1">
      <style:text-properties officeooo:rsid="00253c30" officeooo:paragraph-rsid="00276083"/>
    </style:style>
    <style:style style:name="P51" style:family="paragraph" style:parent-style-name="Body" style:list-style-name="L1">
      <style:text-properties officeooo:rsid="00253c30" officeooo:paragraph-rsid="00253c30"/>
    </style:style>
    <style:style style:name="P52" style:family="paragraph" style:parent-style-name="Body" style:list-style-name="L1">
      <style:text-properties officeooo:rsid="00253c30" officeooo:paragraph-rsid="004e9315"/>
    </style:style>
    <style:style style:name="P53" style:family="paragraph" style:parent-style-name="Body" style:list-style-name="L2">
      <style:text-properties officeooo:rsid="00253c30" officeooo:paragraph-rsid="00253c30"/>
    </style:style>
    <style:style style:name="P54" style:family="paragraph" style:parent-style-name="Body" style:list-style-name="L2">
      <style:text-properties officeooo:rsid="00253c30" officeooo:paragraph-rsid="00276083"/>
    </style:style>
    <style:style style:name="P55" style:family="paragraph" style:parent-style-name="Body" style:list-style-name="L1">
      <style:text-properties officeooo:rsid="002c1e34" officeooo:paragraph-rsid="002c1e34"/>
    </style:style>
    <style:style style:name="P56" style:family="paragraph" style:parent-style-name="Body" style:list-style-name="L1">
      <style:text-properties officeooo:rsid="004cfe04" officeooo:paragraph-rsid="004cfe04"/>
    </style:style>
    <style:style style:name="P57" style:family="paragraph" style:parent-style-name="Body" style:list-style-name="L3">
      <style:text-properties officeooo:rsid="004cfe04" officeooo:paragraph-rsid="0054c5fd"/>
    </style:style>
    <style:style style:name="P58" style:family="paragraph" style:parent-style-name="Body" style:list-style-name="L1">
      <style:text-properties officeooo:rsid="004fce92" officeooo:paragraph-rsid="004fce92"/>
    </style:style>
    <style:style style:name="P59" style:family="paragraph" style:parent-style-name="Body" style:list-style-name="L2">
      <style:text-properties officeooo:paragraph-rsid="00245bb3"/>
    </style:style>
    <style:style style:name="P60" style:family="paragraph" style:parent-style-name="Body" style:list-style-name="L2">
      <style:text-properties officeooo:rsid="00245bb3" officeooo:paragraph-rsid="00245bb3"/>
    </style:style>
    <style:style style:name="P61" style:family="paragraph" style:parent-style-name="Body" style:list-style-name="L2">
      <style:text-properties officeooo:rsid="00245bb3" officeooo:paragraph-rsid="00276083"/>
    </style:style>
    <style:style style:name="P62" style:family="paragraph" style:parent-style-name="Body" style:list-style-name="L2">
      <style:text-properties officeooo:rsid="00245bb3" officeooo:paragraph-rsid="00a625ce"/>
    </style:style>
    <style:style style:name="P63" style:family="paragraph" style:parent-style-name="Body" style:list-style-name="L2">
      <style:text-properties officeooo:rsid="00245bb3" officeooo:paragraph-rsid="00f9ac3b"/>
    </style:style>
    <style:style style:name="P64" style:family="paragraph" style:parent-style-name="Body" style:list-style-name="L2">
      <style:text-properties officeooo:rsid="00612f26" officeooo:paragraph-rsid="00612f26"/>
    </style:style>
    <style:style style:name="P65" style:family="paragraph" style:parent-style-name="Body" style:list-style-name="L2">
      <style:text-properties officeooo:rsid="00260ef3" officeooo:paragraph-rsid="00260ef3"/>
    </style:style>
    <style:style style:name="P66" style:family="paragraph" style:parent-style-name="Body" style:list-style-name="L2">
      <style:text-properties officeooo:rsid="00a625ce" officeooo:paragraph-rsid="00a625ce"/>
    </style:style>
    <style:style style:name="P67" style:family="paragraph" style:parent-style-name="Body" style:list-style-name="L2">
      <style:text-properties officeooo:rsid="00a78803" officeooo:paragraph-rsid="00a78803"/>
    </style:style>
    <style:style style:name="P68" style:family="paragraph" style:parent-style-name="Body" style:list-style-name="L2">
      <style:text-properties officeooo:rsid="002c4ed8" officeooo:paragraph-rsid="002c4ed8"/>
    </style:style>
    <style:style style:name="P69" style:family="paragraph" style:parent-style-name="Body" style:list-style-name="L2">
      <style:text-properties officeooo:rsid="002ecb80" officeooo:paragraph-rsid="002ecb80"/>
    </style:style>
    <style:style style:name="P70" style:family="paragraph" style:parent-style-name="Body" style:list-style-name="L4">
      <style:text-properties officeooo:rsid="002ecb80" officeooo:paragraph-rsid="002ecb80"/>
    </style:style>
    <style:style style:name="P71" style:family="paragraph" style:parent-style-name="Body" style:list-style-name="L4">
      <style:text-properties officeooo:rsid="002ecb80" officeooo:paragraph-rsid="002fa11e"/>
    </style:style>
    <style:style style:name="P72" style:family="paragraph" style:parent-style-name="Body" style:list-style-name="L3">
      <style:text-properties officeooo:paragraph-rsid="0054c5fd"/>
    </style:style>
    <style:style style:name="P73" style:family="paragraph" style:parent-style-name="Body" style:list-style-name="L3">
      <style:text-properties officeooo:rsid="00a88e8f" officeooo:paragraph-rsid="00a88e8f"/>
    </style:style>
    <style:style style:name="P74" style:family="paragraph" style:parent-style-name="Body" style:list-style-name="L3">
      <style:text-properties officeooo:rsid="0054c5fd" officeooo:paragraph-rsid="0054c5fd"/>
    </style:style>
    <style:style style:name="P75" style:family="paragraph" style:parent-style-name="Body" style:list-style-name="L3">
      <style:text-properties officeooo:rsid="00535e9b" officeooo:paragraph-rsid="0054c5fd"/>
    </style:style>
    <style:style style:name="P76" style:family="paragraph" style:parent-style-name="Body" style:list-style-name="L4">
      <style:text-properties officeooo:rsid="002fa11e" officeooo:paragraph-rsid="008b1cba"/>
    </style:style>
    <style:style style:name="P77" style:family="paragraph" style:parent-style-name="Body" style:list-style-name="L4">
      <style:text-properties officeooo:rsid="002fa11e" officeooo:paragraph-rsid="0030e555"/>
    </style:style>
    <style:style style:name="P78" style:family="paragraph" style:parent-style-name="Body" style:list-style-name="L4">
      <style:text-properties officeooo:rsid="002fa11e" officeooo:paragraph-rsid="002fa11e"/>
    </style:style>
    <style:style style:name="P79" style:family="paragraph" style:parent-style-name="Body" style:list-style-name="L4">
      <style:text-properties officeooo:rsid="008b1cba" officeooo:paragraph-rsid="008b1cba"/>
    </style:style>
    <style:style style:name="P80" style:family="paragraph" style:parent-style-name="Body" style:list-style-name="L4">
      <style:text-properties officeooo:rsid="0030e555" officeooo:paragraph-rsid="0030e555"/>
    </style:style>
    <style:style style:name="P81" style:family="paragraph" style:parent-style-name="Body" style:list-style-name="L5">
      <style:text-properties officeooo:paragraph-rsid="007ad6a3"/>
    </style:style>
    <style:style style:name="P82" style:family="paragraph" style:parent-style-name="Body" style:list-style-name="L5">
      <style:text-properties officeooo:paragraph-rsid="009e018d"/>
    </style:style>
    <style:style style:name="P83" style:family="paragraph" style:parent-style-name="Body" style:list-style-name="L5">
      <style:text-properties officeooo:rsid="00b52be7" officeooo:paragraph-rsid="00d0ea6a"/>
    </style:style>
    <style:style style:name="P84" style:family="paragraph" style:parent-style-name="Body" style:list-style-name="L5">
      <style:text-properties officeooo:rsid="007e26a8" officeooo:paragraph-rsid="007e26a8"/>
    </style:style>
    <style:style style:name="P85" style:family="paragraph" style:parent-style-name="Body" style:list-style-name="L5">
      <style:text-properties officeooo:rsid="0099dcba" officeooo:paragraph-rsid="0099dcba"/>
    </style:style>
    <style:style style:name="P86" style:family="paragraph" style:parent-style-name="Body" style:list-style-name="L5">
      <style:text-properties officeooo:rsid="007cb5b5" officeooo:paragraph-rsid="00c56908"/>
    </style:style>
    <style:style style:name="P87" style:family="paragraph" style:parent-style-name="Body" style:list-style-name="L5">
      <style:text-properties officeooo:rsid="007cb5b5" officeooo:paragraph-rsid="007e26a8"/>
    </style:style>
    <style:style style:name="P88" style:family="paragraph" style:parent-style-name="Body" style:list-style-name="L5">
      <style:text-properties officeooo:rsid="007f7bc6" officeooo:paragraph-rsid="0083b88e"/>
    </style:style>
    <style:style style:name="P89" style:family="paragraph" style:parent-style-name="Body" style:list-style-name="L5">
      <style:text-properties officeooo:rsid="007f7bc6" officeooo:paragraph-rsid="007f7bc6"/>
    </style:style>
    <style:style style:name="P90" style:family="paragraph" style:parent-style-name="Body" style:list-style-name="L5">
      <style:text-properties officeooo:rsid="009d7277" officeooo:paragraph-rsid="009d7277"/>
    </style:style>
    <style:style style:name="P91" style:family="paragraph" style:parent-style-name="Body" style:list-style-name="L5">
      <style:text-properties officeooo:rsid="009d7277" officeooo:paragraph-rsid="0083b88e"/>
    </style:style>
    <style:style style:name="P92" style:family="paragraph" style:parent-style-name="Body" style:list-style-name="L5">
      <style:text-properties officeooo:rsid="0080af78" officeooo:paragraph-rsid="0080af78"/>
    </style:style>
    <style:style style:name="P93" style:family="paragraph" style:parent-style-name="Body" style:list-style-name="L5">
      <style:text-properties officeooo:rsid="0083b88e" officeooo:paragraph-rsid="0083b88e"/>
    </style:style>
    <style:style style:name="P94" style:family="paragraph" style:parent-style-name="Body" style:list-style-name="L5">
      <style:text-properties officeooo:rsid="007d6c8e" officeooo:paragraph-rsid="0083b88e"/>
    </style:style>
    <style:style style:name="P95" style:family="paragraph" style:parent-style-name="Body" style:list-style-name="L5">
      <style:text-properties officeooo:rsid="007ad6a3" officeooo:paragraph-rsid="007ad6a3"/>
    </style:style>
    <style:style style:name="P96" style:family="paragraph" style:parent-style-name="Body" style:list-style-name="L6">
      <style:text-properties officeooo:paragraph-rsid="0112a5a1"/>
    </style:style>
    <style:style style:name="P97" style:family="paragraph" style:parent-style-name="Body" style:list-style-name="L6">
      <style:text-properties officeooo:rsid="00afa9ab" officeooo:paragraph-rsid="00afa9ab"/>
    </style:style>
    <style:style style:name="P98" style:family="paragraph" style:parent-style-name="Body" style:list-style-name="L6">
      <style:text-properties officeooo:rsid="00b056a0" officeooo:paragraph-rsid="00b056a0"/>
    </style:style>
    <style:style style:name="P99" style:family="paragraph" style:parent-style-name="Body" style:list-style-name="L6">
      <style:text-properties officeooo:rsid="00b056a0" officeooo:paragraph-rsid="0113117d"/>
    </style:style>
    <style:style style:name="P100" style:family="paragraph" style:parent-style-name="Body" style:list-style-name="L6">
      <style:text-properties officeooo:rsid="00777f38" officeooo:paragraph-rsid="00b989f7"/>
    </style:style>
    <style:style style:name="P101" style:family="paragraph" style:parent-style-name="Body">
      <style:text-properties officeooo:rsid="00336055" officeooo:paragraph-rsid="00e968e3"/>
    </style:style>
    <style:style style:name="P102" style:family="paragraph" style:parent-style-name="Body" style:list-style-name="L2">
      <style:text-properties officeooo:rsid="00eaa456" officeooo:paragraph-rsid="00eaa456"/>
    </style:style>
    <style:style style:name="P103" style:family="paragraph" style:parent-style-name="Body" style:list-style-name="L3">
      <style:text-properties officeooo:rsid="00ef75b8" officeooo:paragraph-rsid="00ef75b8"/>
    </style:style>
    <style:style style:name="P104" style:family="paragraph" style:parent-style-name="Body" style:list-style-name="L4">
      <style:text-properties officeooo:rsid="00f24019" officeooo:paragraph-rsid="00f24019"/>
    </style:style>
    <style:style style:name="P105" style:family="paragraph" style:parent-style-name="Body" style:list-style-name="L4">
      <style:text-properties officeooo:rsid="00f24019" officeooo:paragraph-rsid="00f9b568"/>
    </style:style>
    <style:style style:name="P106" style:family="paragraph" style:parent-style-name="Body" style:list-style-name="L6">
      <style:text-properties officeooo:rsid="01063a11" officeooo:paragraph-rsid="01063a11"/>
    </style:style>
    <style:style style:name="P107" style:family="paragraph" style:parent-style-name="Body" style:list-style-name="L6">
      <style:paragraph-properties fo:text-align="start" style:justify-single-word="false"/>
      <style:text-properties officeooo:paragraph-rsid="0112a5a1"/>
    </style:style>
    <style:style style:name="P108" style:family="paragraph" style:parent-style-name="Body" style:list-style-name="L6">
      <style:paragraph-properties fo:text-align="start" style:justify-single-word="false"/>
      <style:text-properties officeooo:rsid="0112a5a1" officeooo:paragraph-rsid="0112a5a1"/>
    </style:style>
    <style:style style:name="P109" style:family="paragraph" style:parent-style-name="Body" style:list-style-name="L6">
      <style:text-properties officeooo:rsid="0113117d" officeooo:paragraph-rsid="0113117d"/>
    </style:style>
    <style:style style:name="P110" style:family="paragraph" style:parent-style-name="Body" style:list-style-name="L4">
      <style:text-properties officeooo:rsid="0115a95a" officeooo:paragraph-rsid="0115a95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76083" style:language-complex="ar" style:country-complex="SA"/>
    </style:style>
    <style:style style:name="T8" style:family="text">
      <style:text-properties fo:language="en" fo:country="US" officeooo:rsid="0028e116" style:language-complex="ar" style:country-complex="SA"/>
    </style:style>
    <style:style style:name="T9" style:family="text">
      <style:text-properties fo:language="en" fo:country="US" officeooo:rsid="002a48ad" style:language-complex="ar" style:country-complex="SA"/>
    </style:style>
    <style:style style:name="T10" style:family="text">
      <style:text-properties fo:language="en" fo:country="US" officeooo:rsid="002c4ed8" style:language-complex="ar" style:country-complex="SA"/>
    </style:style>
    <style:style style:name="T11" style:family="text">
      <style:text-properties fo:language="en" fo:country="US" officeooo:rsid="0036074c" style:language-complex="ar" style:country-complex="SA"/>
    </style:style>
    <style:style style:name="T12" style:family="text">
      <style:text-properties fo:language="en" fo:country="US" officeooo:rsid="00375db9" style:language-complex="ar" style:country-complex="SA"/>
    </style:style>
    <style:style style:name="T13" style:family="text">
      <style:text-properties fo:language="en" fo:country="US" officeooo:rsid="003967b8" style:language-complex="ar" style:country-complex="SA"/>
    </style:style>
    <style:style style:name="T14" style:family="text">
      <style:text-properties fo:language="en" fo:country="US" officeooo:rsid="003b0262" style:language-complex="ar" style:country-complex="SA"/>
    </style:style>
    <style:style style:name="T15" style:family="text">
      <style:text-properties fo:language="en" fo:country="US" officeooo:rsid="003d50ea" style:language-complex="ar" style:country-complex="SA"/>
    </style:style>
    <style:style style:name="T16" style:family="text">
      <style:text-properties fo:language="en" fo:country="US" officeooo:rsid="003d5a51" style:language-complex="ar" style:country-complex="SA"/>
    </style:style>
    <style:style style:name="T17" style:family="text">
      <style:text-properties fo:language="en" fo:country="US" officeooo:rsid="003d692b" style:language-complex="ar" style:country-complex="SA"/>
    </style:style>
    <style:style style:name="T18" style:family="text">
      <style:text-properties fo:language="en" fo:country="US" officeooo:rsid="004066be" style:language-complex="ar" style:country-complex="SA"/>
    </style:style>
    <style:style style:name="T19" style:family="text">
      <style:text-properties fo:language="en" fo:country="US" officeooo:rsid="00408268" style:language-complex="ar" style:country-complex="SA"/>
    </style:style>
    <style:style style:name="T20" style:family="text">
      <style:text-properties fo:language="en" fo:country="US" officeooo:rsid="00430dee" style:language-complex="ar" style:country-complex="SA"/>
    </style:style>
    <style:style style:name="T21" style:family="text">
      <style:text-properties fo:language="en" fo:country="US" officeooo:rsid="00438152" style:language-complex="ar" style:country-complex="SA"/>
    </style:style>
    <style:style style:name="T22" style:family="text">
      <style:text-properties fo:language="en" fo:country="US" officeooo:rsid="00456d8a" style:language-complex="ar" style:country-complex="SA"/>
    </style:style>
    <style:style style:name="T23" style:family="text">
      <style:text-properties fo:language="en" fo:country="US" officeooo:rsid="0045961f" style:language-complex="ar" style:country-complex="SA"/>
    </style:style>
    <style:style style:name="T24" style:family="text">
      <style:text-properties fo:language="en" fo:country="US" officeooo:rsid="00474fb4" style:language-complex="ar" style:country-complex="SA"/>
    </style:style>
    <style:style style:name="T25" style:family="text">
      <style:text-properties fo:language="en" fo:country="US" officeooo:rsid="004bab7f" style:language-complex="ar" style:country-complex="SA"/>
    </style:style>
    <style:style style:name="T26" style:family="text">
      <style:text-properties fo:language="en" fo:country="US" officeooo:rsid="004e9315" style:language-complex="ar" style:country-complex="SA"/>
    </style:style>
    <style:style style:name="T27" style:family="text">
      <style:text-properties fo:language="en" fo:country="US" officeooo:rsid="0051b81c" style:language-complex="ar" style:country-complex="SA"/>
    </style:style>
    <style:style style:name="T28" style:family="text">
      <style:text-properties fo:language="en" fo:country="US" officeooo:rsid="005e8732" style:language-complex="ar" style:country-complex="SA"/>
    </style:style>
    <style:style style:name="T29" style:family="text">
      <style:text-properties fo:language="en" fo:country="US" officeooo:rsid="006563b7" style:language-complex="ar" style:country-complex="SA"/>
    </style:style>
    <style:style style:name="T30" style:family="text">
      <style:text-properties fo:language="en" fo:country="US" officeooo:rsid="006a5550" style:language-complex="ar" style:country-complex="SA"/>
    </style:style>
    <style:style style:name="T31" style:family="text">
      <style:text-properties fo:language="en" fo:country="US" officeooo:rsid="0078c513" style:language-complex="ar" style:country-complex="SA"/>
    </style:style>
    <style:style style:name="T32" style:family="text">
      <style:text-properties fo:language="en" fo:country="US" officeooo:rsid="00965578" style:language-complex="ar" style:country-complex="SA"/>
    </style:style>
    <style:style style:name="T33" style:family="text">
      <style:text-properties fo:language="en" fo:country="US" officeooo:rsid="00a8e351" style:language-complex="ar" style:country-complex="SA"/>
    </style:style>
    <style:style style:name="T34" style:family="text">
      <style:text-properties fo:language="en" fo:country="US" officeooo:rsid="00ac113c" style:language-complex="ar" style:country-complex="SA"/>
    </style:style>
    <style:style style:name="T35" style:family="text">
      <style:text-properties fo:language="en" fo:country="US" officeooo:rsid="00c12cd0" style:language-complex="ar" style:country-complex="SA"/>
    </style:style>
    <style:style style:name="T36" style:family="text">
      <style:text-properties fo:language="en" fo:country="US" officeooo:rsid="00e56f09" style:language-complex="ar" style:country-complex="SA"/>
    </style:style>
    <style:style style:name="T37" style:family="text">
      <style:text-properties fo:language="en" fo:country="US" officeooo:rsid="00eb2cb3" style:language-complex="ar" style:country-complex="SA"/>
    </style:style>
    <style:style style:name="T38" style:family="text">
      <style:text-properties fo:language="en" fo:country="US" officeooo:rsid="00ecd18d" style:language-complex="ar" style:country-complex="SA"/>
    </style:style>
    <style:style style:name="T39" style:family="text">
      <style:text-properties fo:language="en" fo:country="US" officeooo:rsid="00ed6da7" style:language-complex="ar" style:country-complex="SA"/>
    </style:style>
    <style:style style:name="T40" style:family="text">
      <style:text-properties fo:language="en" fo:country="US" officeooo:rsid="00ef6491" style:language-complex="ar" style:country-complex="SA"/>
    </style:style>
    <style:style style:name="T41" style:family="text">
      <style:text-properties fo:language="en" fo:country="US" fo:font-weight="bold" style:font-weight-asian="bold" style:language-complex="ar" style:country-complex="SA" style:font-weight-complex="bold"/>
    </style:style>
    <style:style style:name="T42" style:family="text">
      <style:text-properties fo:language="en" fo:country="US" fo:font-weight="bold" officeooo:rsid="00276083" style:font-weight-asian="bold" style:language-complex="ar" style:country-complex="SA" style:font-weight-complex="bold"/>
    </style:style>
    <style:style style:name="T43" style:family="text">
      <style:text-properties fo:language="en" fo:country="US" fo:font-weight="bold" officeooo:rsid="0028e116" style:font-weight-asian="bold" style:language-complex="ar" style:country-complex="SA" style:font-weight-complex="bold"/>
    </style:style>
    <style:style style:name="T44" style:family="text">
      <style:text-properties fo:language="en" fo:country="US" fo:font-weight="bold" officeooo:rsid="002c4ed8" style:font-weight-asian="bold" style:language-complex="ar" style:country-complex="SA" style:font-weight-complex="bold"/>
    </style:style>
    <style:style style:name="T45" style:family="text">
      <style:text-properties fo:language="en" fo:country="US" fo:font-weight="bold" officeooo:rsid="004bab7f" style:font-weight-asian="bold" style:language-complex="ar" style:country-complex="SA" style:font-weight-complex="bold"/>
    </style:style>
    <style:style style:name="T46" style:family="text">
      <style:text-properties fo:language="en" fo:country="US" fo:font-weight="bold" officeooo:rsid="004e9315" style:font-weight-asian="bold" style:language-complex="ar" style:country-complex="SA" style:font-weight-complex="bold"/>
    </style:style>
    <style:style style:name="T47" style:family="text">
      <style:text-properties fo:language="en" fo:country="US" fo:font-weight="bold" officeooo:rsid="00a5b711" style:font-weight-asian="bold" style:font-weight-complex="bold"/>
    </style:style>
    <style:style style:name="T48" style:family="text">
      <style:text-properties fo:language="en" fo:country="US" officeooo:rsid="00e56f09"/>
    </style:style>
    <style:style style:name="T49" style:family="text">
      <style:text-properties fo:language="en" fo:country="US" fo:font-style="italic" style:font-style-asian="italic" style:language-complex="ar" style:country-complex="SA" style:font-style-complex="italic"/>
    </style:style>
    <style:style style:name="T50" style:family="text">
      <style:text-properties style:font-name="Courier New"/>
    </style:style>
    <style:style style:name="T51" style:family="text">
      <style:text-properties officeooo:rsid="00253c30"/>
    </style:style>
    <style:style style:name="T52" style:family="text">
      <style:text-properties officeooo:rsid="00260ef3"/>
    </style:style>
    <style:style style:name="T53" style:family="text">
      <style:text-properties officeooo:rsid="00276083"/>
    </style:style>
    <style:style style:name="T54" style:family="text">
      <style:text-properties fo:font-weight="bold" style:font-weight-asian="bold" style:font-weight-complex="bold"/>
    </style:style>
    <style:style style:name="T55" style:family="text">
      <style:text-properties fo:font-weight="bold" officeooo:rsid="0080af78" style:font-weight-asian="bold" style:font-weight-complex="bold"/>
    </style:style>
    <style:style style:name="T56" style:family="text">
      <style:text-properties fo:font-weight="bold" officeooo:rsid="00612f26" style:font-weight-asian="bold" style:font-weight-complex="bold"/>
    </style:style>
    <style:style style:name="T57" style:family="text">
      <style:text-properties fo:font-weight="bold" officeooo:rsid="00276083" style:font-weight-asian="bold" style:font-weight-complex="bold"/>
    </style:style>
    <style:style style:name="T58" style:family="text">
      <style:text-properties fo:font-weight="bold" officeooo:rsid="0054c5fd" style:font-weight-asian="bold" style:font-weight-complex="bold"/>
    </style:style>
    <style:style style:name="T59" style:family="text">
      <style:text-properties fo:font-weight="bold" officeooo:rsid="004cfe04" style:font-weight-asian="bold" style:font-weight-complex="bold"/>
    </style:style>
    <style:style style:name="T60" style:family="text">
      <style:text-properties fo:font-weight="bold" officeooo:rsid="002fa11e" style:font-weight-asian="bold" style:font-weight-complex="bold"/>
    </style:style>
    <style:style style:name="T61" style:family="text">
      <style:text-properties fo:font-weight="bold" officeooo:rsid="007ad6a3" style:font-weight-asian="bold" style:font-weight-complex="bold"/>
    </style:style>
    <style:style style:name="T62" style:family="text">
      <style:text-properties fo:font-weight="bold" officeooo:rsid="007ad865" style:font-weight-asian="bold" style:font-weight-complex="bold"/>
    </style:style>
    <style:style style:name="T63" style:family="text">
      <style:text-properties fo:font-weight="bold" officeooo:rsid="007e26a8" style:font-weight-asian="bold" style:font-weight-complex="bold"/>
    </style:style>
    <style:style style:name="T64" style:family="text">
      <style:text-properties fo:font-weight="bold" officeooo:rsid="007f7bc6" style:font-weight-asian="bold" style:font-weight-complex="bold"/>
    </style:style>
    <style:style style:name="T65" style:family="text">
      <style:text-properties fo:font-weight="bold" officeooo:rsid="00245bb3" style:font-weight-asian="bold" style:font-weight-complex="bold"/>
    </style:style>
    <style:style style:name="T66" style:family="text">
      <style:text-properties fo:font-weight="bold" officeooo:rsid="00535e9b" style:font-weight-asian="bold" style:font-weight-complex="bold"/>
    </style:style>
    <style:style style:name="T67" style:family="text">
      <style:text-properties fo:font-weight="bold" officeooo:rsid="009e018d" style:font-weight-asian="bold" style:font-weight-complex="bold"/>
    </style:style>
    <style:style style:name="T68" style:family="text">
      <style:text-properties fo:font-weight="bold" officeooo:rsid="00cb9be2" style:font-weight-asian="bold" style:font-weight-complex="bold"/>
    </style:style>
    <style:style style:name="T69" style:family="text">
      <style:text-properties fo:font-weight="bold" officeooo:rsid="00cc2221" style:font-weight-asian="bold" style:font-weight-complex="bold"/>
    </style:style>
    <style:style style:name="T70" style:family="text">
      <style:text-properties fo:font-weight="bold" officeooo:rsid="00ce8159" style:font-weight-asian="bold" style:font-weight-complex="bold"/>
    </style:style>
    <style:style style:name="T71" style:family="text">
      <style:text-properties fo:font-weight="bold" officeooo:rsid="00d0ea6a" style:font-weight-asian="bold" style:font-weight-complex="bold"/>
    </style:style>
    <style:style style:name="T72" style:family="text">
      <style:text-properties fo:font-weight="bold" officeooo:rsid="00d7e0b8" style:font-weight-asian="bold" style:font-weight-complex="bold"/>
    </style:style>
    <style:style style:name="T73" style:family="text">
      <style:text-properties fo:font-weight="bold" officeooo:rsid="00d9322a" style:font-weight-asian="bold" style:font-weight-complex="bold"/>
    </style:style>
    <style:style style:name="T74" style:family="text">
      <style:text-properties fo:font-weight="bold" officeooo:rsid="00dab39a" style:font-weight-asian="bold" style:font-weight-complex="bold"/>
    </style:style>
    <style:style style:name="T75" style:family="text">
      <style:text-properties fo:font-weight="bold" officeooo:rsid="00dde791" style:font-weight-asian="bold" style:font-weight-complex="bold"/>
    </style:style>
    <style:style style:name="T76" style:family="text">
      <style:text-properties fo:font-weight="bold" officeooo:rsid="00e4c40a" style:font-weight-asian="bold" style:font-weight-complex="bold"/>
    </style:style>
    <style:style style:name="T77" style:family="text">
      <style:text-properties fo:font-weight="bold" officeooo:rsid="00a78803" style:font-weight-asian="bold" style:font-weight-complex="bold"/>
    </style:style>
    <style:style style:name="T78" style:family="text">
      <style:text-properties fo:font-weight="bold" officeooo:rsid="00253c30" style:font-weight-asian="bold" style:font-weight-complex="bold"/>
    </style:style>
    <style:style style:name="T79" style:family="text">
      <style:text-properties fo:font-weight="bold" officeooo:rsid="005d7157" style:font-weight-asian="bold" style:font-weight-complex="bold"/>
    </style:style>
    <style:style style:name="T80" style:family="text">
      <style:text-properties fo:font-weight="bold" officeooo:rsid="00e82595" style:font-weight-asian="bold" style:font-weight-complex="bold"/>
    </style:style>
    <style:style style:name="T81" style:family="text">
      <style:text-properties fo:font-weight="bold" officeooo:rsid="00f7ffe0" style:font-weight-asian="bold" style:font-weight-complex="bold"/>
    </style:style>
    <style:style style:name="T82" style:family="text">
      <style:text-properties fo:font-weight="bold" officeooo:rsid="00fa7b74" style:font-weight-asian="bold" style:font-weight-complex="bold"/>
    </style:style>
    <style:style style:name="T83" style:family="text">
      <style:text-properties fo:font-weight="bold" officeooo:rsid="00ffc2c1" style:font-weight-asian="bold" style:font-weight-complex="bold"/>
    </style:style>
    <style:style style:name="T84" style:family="text">
      <style:text-properties fo:font-weight="bold" officeooo:rsid="00ffcfec" style:font-weight-asian="bold" style:font-weight-complex="bold"/>
    </style:style>
    <style:style style:name="T85" style:family="text">
      <style:text-properties fo:font-weight="bold" officeooo:rsid="0109880c" style:font-weight-asian="bold" style:font-weight-complex="bold"/>
    </style:style>
    <style:style style:name="T86" style:family="text">
      <style:text-properties fo:font-weight="bold" officeooo:rsid="0113117d" style:font-weight-asian="bold" style:font-weight-complex="bold"/>
    </style:style>
    <style:style style:name="T87" style:family="text">
      <style:text-properties officeooo:rsid="002c4ed8"/>
    </style:style>
    <style:style style:name="T88" style:family="text">
      <style:text-properties officeooo:rsid="002ebd52"/>
    </style:style>
    <style:style style:name="T89" style:family="text">
      <style:text-properties officeooo:rsid="002fa11e"/>
    </style:style>
    <style:style style:name="T90" style:family="text">
      <style:text-properties officeooo:rsid="0030e555"/>
    </style:style>
    <style:style style:name="T91" style:family="text">
      <style:text-properties officeooo:rsid="00314bbd"/>
    </style:style>
    <style:style style:name="T92" style:family="text">
      <style:text-properties officeooo:rsid="004c42ba"/>
    </style:style>
    <style:style style:name="T93" style:family="text">
      <style:text-properties officeooo:rsid="004cfe04"/>
    </style:style>
    <style:style style:name="T94" style:family="text">
      <style:text-properties officeooo:rsid="00535e9b"/>
    </style:style>
    <style:style style:name="T95" style:family="text">
      <style:text-properties officeooo:rsid="0054c5fd"/>
    </style:style>
    <style:style style:name="T96" style:family="text">
      <style:text-properties officeooo:rsid="0056321c"/>
    </style:style>
    <style:style style:name="T97" style:family="text">
      <style:text-properties officeooo:rsid="00571a1d"/>
    </style:style>
    <style:style style:name="T98" style:family="text">
      <style:text-properties officeooo:rsid="005d7157"/>
    </style:style>
    <style:style style:name="T99" style:family="text">
      <style:text-properties officeooo:rsid="007ad865"/>
    </style:style>
    <style:style style:name="T100" style:family="text">
      <style:text-properties officeooo:rsid="007cb5b5"/>
    </style:style>
    <style:style style:name="T101" style:family="text">
      <style:text-properties officeooo:rsid="007e26a8"/>
    </style:style>
    <style:style style:name="T102" style:family="text">
      <style:text-properties officeooo:rsid="007f7bc6"/>
    </style:style>
    <style:style style:name="T103" style:family="text">
      <style:text-properties officeooo:rsid="0080af78"/>
    </style:style>
    <style:style style:name="T104" style:family="text">
      <style:text-properties officeooo:rsid="008b1cba"/>
    </style:style>
    <style:style style:name="T105" style:family="text">
      <style:text-properties officeooo:rsid="0092c5f0"/>
    </style:style>
    <style:style style:name="T106" style:family="text">
      <style:text-properties officeooo:rsid="00245bb3"/>
    </style:style>
    <style:style style:name="T107" style:family="text">
      <style:text-properties officeooo:rsid="009e018d"/>
    </style:style>
    <style:style style:name="T108" style:family="text">
      <style:text-properties officeooo:rsid="00a20280"/>
    </style:style>
    <style:style style:name="T109" style:family="text">
      <style:text-properties officeooo:rsid="00a35a31"/>
    </style:style>
    <style:style style:name="T110" style:family="text">
      <style:text-properties officeooo:rsid="00a60beb"/>
    </style:style>
    <style:style style:name="T111" style:family="text">
      <style:text-properties officeooo:rsid="00a625ce"/>
    </style:style>
    <style:style style:name="T112" style:family="text">
      <style:text-properties officeooo:rsid="00a78803"/>
    </style:style>
    <style:style style:name="T113" style:family="text">
      <style:text-properties officeooo:rsid="00a8e351"/>
    </style:style>
    <style:style style:name="T114" style:family="text">
      <style:text-properties officeooo:rsid="00afc7aa"/>
    </style:style>
    <style:style style:name="T115" style:family="text">
      <style:text-properties officeooo:rsid="00b78c27"/>
    </style:style>
    <style:style style:name="T116" style:family="text">
      <style:text-properties officeooo:rsid="00bca939"/>
    </style:style>
    <style:style style:name="T117" style:family="text">
      <style:text-properties officeooo:rsid="00c12cd0"/>
    </style:style>
    <style:style style:name="T118" style:family="text">
      <style:text-properties officeooo:rsid="00c21db0"/>
    </style:style>
    <style:style style:name="T119" style:family="text">
      <style:text-properties officeooo:rsid="00c409d6"/>
    </style:style>
    <style:style style:name="T120" style:family="text">
      <style:text-properties officeooo:rsid="00cb9be2"/>
    </style:style>
    <style:style style:name="T121" style:family="text">
      <style:text-properties officeooo:rsid="00ce8159"/>
    </style:style>
    <style:style style:name="T122" style:family="text">
      <style:text-properties officeooo:rsid="00d03c6a"/>
    </style:style>
    <style:style style:name="T123" style:family="text">
      <style:text-properties officeooo:rsid="00d0ea6a"/>
    </style:style>
    <style:style style:name="T124" style:family="text">
      <style:text-properties fo:font-weight="normal" style:font-weight-asian="normal" style:font-weight-complex="normal"/>
    </style:style>
    <style:style style:name="T125" style:family="text">
      <style:text-properties fo:font-weight="normal" officeooo:rsid="00d0ea6a" style:font-weight-asian="normal" style:font-weight-complex="normal"/>
    </style:style>
    <style:style style:name="T126" style:family="text">
      <style:text-properties fo:font-weight="normal" officeooo:rsid="00b63601" style:font-weight-asian="normal" style:font-weight-complex="normal"/>
    </style:style>
    <style:style style:name="T127" style:family="text">
      <style:text-properties fo:font-weight="normal" officeooo:rsid="00e146ca" style:font-weight-asian="normal" style:font-weight-complex="normal"/>
    </style:style>
    <style:style style:name="T128" style:family="text">
      <style:text-properties fo:font-weight="normal" officeooo:rsid="00e2e6c1" style:font-weight-asian="normal" style:font-weight-complex="normal"/>
    </style:style>
    <style:style style:name="T129" style:family="text">
      <style:text-properties fo:font-weight="normal" officeooo:rsid="00ff7405" style:font-weight-asian="normal" style:font-weight-complex="normal"/>
    </style:style>
    <style:style style:name="T130" style:family="text">
      <style:text-properties officeooo:rsid="00d26439"/>
    </style:style>
    <style:style style:name="T131" style:family="text">
      <style:text-properties officeooo:rsid="00dab39a"/>
    </style:style>
    <style:style style:name="T132" style:family="text">
      <style:text-properties officeooo:rsid="00dc2a46"/>
    </style:style>
    <style:style style:name="T133" style:family="text">
      <style:text-properties officeooo:rsid="00dde791"/>
    </style:style>
    <style:style style:name="T134" style:family="text">
      <style:text-properties officeooo:rsid="00e56f09"/>
    </style:style>
    <style:style style:name="T135" style:family="text">
      <style:text-properties officeooo:rsid="00e968e3"/>
    </style:style>
    <style:style style:name="T136" style:family="text">
      <style:text-properties fo:font-style="italic" officeooo:rsid="01119490" style:font-style-asian="italic" style:font-style-complex="italic"/>
    </style:style>
    <style:style style:name="T137" style:family="text">
      <style:text-properties fo:font-style="italic" officeooo:rsid="0112a5a1" style:font-style-asian="italic" style:font-style-complex="italic"/>
    </style:style>
    <style:style style:name="T138" style:family="text">
      <style:text-properties fo:font-style="italic" officeooo:rsid="0113249e" style:font-style-asian="italic" style:font-style-complex="italic"/>
    </style:style>
    <style:style style:name="T139" style:family="text">
      <style:text-properties fo:font-style="italic" officeooo:rsid="0113ea3b" style:font-style-asian="italic" style:font-style-complex="italic"/>
    </style:style>
    <style:style style:name="T140" style:family="text">
      <style:text-properties fo:font-style="italic" fo:font-weight="bold" officeooo:rsid="01119490" style:font-style-asian="italic" style:font-weight-asian="bold" style:font-style-complex="italic" style:font-weight-complex="bold"/>
    </style:style>
    <style:style style:name="T141" style:family="text">
      <style:text-properties officeooo:rsid="00f0bf54"/>
    </style:style>
    <style:style style:name="T142" style:family="text">
      <style:text-properties officeooo:rsid="00f13c1e"/>
    </style:style>
    <style:style style:name="T143" style:family="text">
      <style:text-properties officeooo:rsid="00f9b568"/>
    </style:style>
    <style:style style:name="T144" style:family="text">
      <style:text-properties officeooo:rsid="00ffc2c1"/>
    </style:style>
    <style:style style:name="T145" style:family="text">
      <style:text-properties officeooo:rsid="00ffcfec"/>
    </style:style>
    <style:style style:name="T146" style:family="text">
      <style:text-properties officeooo:rsid="0104e20f"/>
    </style:style>
    <style:style style:name="T147" style:family="text">
      <style:text-properties officeooo:rsid="01063a11"/>
    </style:style>
    <style:style style:name="T148" style:family="text">
      <style:text-properties officeooo:rsid="010ed2f6"/>
    </style:style>
    <style:style style:name="T149" style:family="text">
      <style:text-properties fo:font-style="normal" style:font-style-asian="normal" style:font-style-complex="normal"/>
    </style:style>
    <style:style style:name="T150" style:family="text">
      <style:text-properties fo:font-style="normal" officeooo:rsid="01119490" style:font-style-asian="normal" style:font-style-complex="normal"/>
    </style:style>
    <style:style style:name="T151" style:family="text">
      <style:text-properties fo:font-style="normal" officeooo:rsid="0112a5a1" style:font-style-asian="normal" style:font-style-complex="normal"/>
    </style:style>
    <style:style style:name="T152" style:family="text">
      <style:text-properties fo:font-style="normal" officeooo:rsid="0113117d" style:font-style-asian="normal" style:font-style-complex="normal"/>
    </style:style>
    <style:style style:name="T153" style:family="text">
      <style:text-properties fo:font-style="normal" officeooo:rsid="0113249e" style:font-style-asian="normal" style:font-style-complex="normal"/>
    </style:style>
    <style:style style:name="T154" style:family="text">
      <style:text-properties officeooo:rsid="0112a5a1"/>
    </style:style>
    <style:style style:name="T155" style:family="text">
      <style:text-properties officeooo:rsid="0113117d"/>
    </style:style>
    <style:style style:name="T156" style:family="text">
      <style:text-properties officeooo:rsid="0113249e"/>
    </style:style>
    <style:style style:name="T157" style:family="text">
      <style:text-properties officeooo:rsid="0113ea3b"/>
    </style:style>
    <style:style style:name="T158" style:family="text">
      <style:text-properties officeooo:rsid="011798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59 Actor Runtime</text:user-defined></text:p>
      <text:p text:style-name="P12"><text:span text:style-name="T2">Draft<text:line-break/><text:line-break/></text:span><text:span text:style-name="T2"><text:page-count style:num-format="1">12</text:page-count></text:span><text:span text:style-name="T2"> Pages</text:span></text:p>
      <text:p text:style-name="P37">Abstract</text:p>
      <text:p text:style-name="P8">These are the requirements on how to add support for the Actor concurrency model to the OSGi environment. The general direction is to retain the composition of OSGi services as the basic model for creating applications, while at the same time allowing application developers to schedule concurrent execution with an actor runtime, rather than to use threads and locks. This requires that a balanced way is found to mix the blocking parts of the computation as expressed by calling services with the non-blocking parts of the computation as expressed by sending messages between actors. Each type of computation is structured around a modularity construct with different properties – bundles for the blocking and actors for the non-blocking. Perhaps the middle ground lies with a type of “actor service” which communicates through messages rather than method calls.</text:p>
      <text:p text:style-name="P20"/>
      <text:h text:style-name="P39" text:outline-level="1" text:restart-numbering="true" text:start-value="-1">Document Information</text:h>
      <text:h text:style-name="P42" text:outline-level="2">License</text:h>
      <text:p text:style-name="P2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43"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P18"><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3">1 Introduction<text:tab/>4</text:p>
          <text:p text:style-name="P13">2 Application Domain<text:tab/>4</text:p>
          <text:p text:style-name="P4">2.1 Terminology + Abbreviations<text:tab/>5</text:p>
          <text:p text:style-name="P13">3 Problem Description<text:tab/>5</text:p>
          <text:p text:style-name="P13">4 Use Cases<text:tab/>5</text:p>
          <text:p text:style-name="P13">5 Requirements<text:tab/>6</text:p>
          <text:p text:style-name="P13">6 Document Support<text:tab/>6</text:p>
          <text:p text:style-name="P4">6.1 References<text:tab/>6</text:p>
          <text:p text:style-name="P4">6.2 Author’s Address<text:tab/>6</text:p>
          <text:p text:style-name="P4">6.3 End of Document<text:tab/>6</text:p>
        </text:index-body>
      </text:table-of-content>
      <text:p text:style-name="P21"><text:soft-page-break/></text:p>
      <text:h text:style-name="P41"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1"><text:span text:style-name="T50">Source code is shown in this typeface</text:span>.</text:p>
      <text:h text:style-name="P41"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33">Initial</text:p>
          </table:table-cell>
          <table:table-cell table:style-name="Table1.A1" office:value-type="string">
            <text:p text:style-name="P11">Apr 16 2019</text:p>
          </table:table-cell>
          <table:table-cell table:style-name="Table1.C1" office:value-type="string">
            <text:p text:style-name="P11"><text:span text:style-name="T134">Todor Boev: </text:span>Initial draft based largely on research in integrating Akka with OSGi services.</text:p>
          </table:table-cell>
        </table:table-row>
        <table:table-row table:style-name="Table1.2">
          <table:table-cell table:style-name="Table1.A3" office:value-type="string">
            <text:p text:style-name="P34">0.1</text:p>
          </table:table-cell>
          <table:table-cell table:style-name="Table1.A3" office:value-type="string">
            <text:p text:style-name="P35">May 9 2019</text:p>
          </table:table-cell>
          <table:table-cell table:style-name="Table1.C3" office:value-type="string">
            <text:p text:style-name="P35">Todor Boev: Numerous clarifications and updates. Added requirement numbers.</text:p>
          </table:table-cell>
        </table:table-row>
      </table:table>
      <text:h text:style-name="P38" text:outline-level="1">Introduction</text:h>
      <text:p text:style-name="P19">Describe the state of the RFP and explain how the RFP came into existence. Discuss any other issues that are not addressed in the following chapters.</text:p>
      <text:h text:style-name="P38" text:outline-level="1">Application Domain</text:h>
      <text:p text:style-name="P26">Today’s software needs to be highly concurrent for several reasons. On one hand concurrent programs can make efficient use of all processor cores available to them. In this way concurrent programs can scale through parallelism. This is critical since for many years the only way to increase computational power is to add more cores or more machines rather than to make faster cores. On the other hand a lot of the software today needs to operate in real world conditions <text:span text:style-name="T134">where it faces </text:span>unpredictable concurrent events coming from the environment <text:soft-page-break/>much like humans do. These two forces combine to create the need for software that <text:span text:style-name="T115">can use efficiently all computational resources available to execute as quickly as possible reactions to concurrently occurring events.</text:span></text:p>
      <text:p text:style-name="P27">One proven way to build software that can handle such conditions is the Actor model of computation. On the JVM the most prominent implementation of this model is the Akka framework based on the Scala programming language. <text:span text:style-name="T134">Outside the JVM t</text:span>he most prominent implementation of actors is the Erlang programming language <text:span text:style-name="T134">and libraries </text:span>and it’s underlying runtime.</text:p>
      <text:h text:style-name="P44" text:outline-level="2">Terminology + Abbreviations</text:h>
      <text:list xml:id="list2871022795" text:style-name="L1">
        <text:list-item>
          <text:p text:style-name="P49"><text:span text:style-name="T41">Message:</text:span><text:span text:style-name="T5"> a data structure (DTO) which </text:span><text:span text:style-name="T37">is</text:span><text:span text:style-name="T5"> considered </text:span><text:span text:style-name="T9">immutable.</text:span></text:p>
        </text:list-item>
        <text:list-item>
          <text:p text:style-name="P50"><text:span text:style-name="T42">B</text:span><text:span text:style-name="T41">ehavior:</text:span><text:span text:style-name="T5"> </text:span><text:span text:style-name="T7">a function</text:span><text:span text:style-name="T33">al object</text:span><text:span text:style-name="T7">, which receives a message and returns a new behavior. </text:span><text:span text:style-name="T22">U</text:span><text:span text:style-name="T11">seful work is performed as side effects during </text:span><text:span text:style-name="T23">the function call</text:span><text:span text:style-name="T11">. </text:span><text:span text:style-name="T22">S</text:span><text:span text:style-name="T11">tate is passed from one behavior </text:span><text:span text:style-name="T14">by enclosing it in the next behavior</text:span><text:span text:style-name="T11">.</text:span></text:p>
        </text:list-item>
        <text:list-item>
          <text:p text:style-name="P51"><text:span text:style-name="T41">Actor:</text:span><text:span text:style-name="T5"> </text:span><text:span text:style-name="T7">a</text:span><text:span text:style-name="T36">n abstract</text:span><text:span text:style-name="T7"> </text:span><text:span text:style-name="T18">container </text:span><text:span text:style-name="T29">that manages the sequential atomic processing of messages by an unfolding chain of behaviors</text:span><text:span text:style-name="T18">. </text:span><text:span text:style-name="T35">The actor uses each</text:span><text:span text:style-name="T29"> behavior </text:span><text:span text:style-name="T35">to </text:span><text:span text:style-name="T29">processes one message and </text:span><text:span text:style-name="T35">then replaces it with </text:span><text:span text:style-name="T29">the next behavior</text:span><text:span text:style-name="T28">.</text:span></text:p>
        </text:list-item>
        <text:list-item>
          <text:p text:style-name="P51"><text:span text:style-name="T41">Actor address</text:span><text:span text:style-name="T5">: </text:span><text:span text:style-name="T8">an immutable identifier of an </text:span><text:span text:style-name="T10">a</text:span><text:span text:style-name="T8">ctor. Each actor has at least one address. The only way to send a message to an actor is to sent it to it’s address. </text:span><text:span text:style-name="T10">Actors can send messages to their own address.</text:span></text:p>
        </text:list-item>
        <text:list-item>
          <text:p text:style-name="P55"><text:span text:style-name="T43">A</text:span><text:span text:style-name="T41">synchronous </text:span><text:span text:style-name="T44">message </text:span><text:span text:style-name="T41">delivery</text:span><text:span text:style-name="T5">: </text:span><text:span text:style-name="T12">sending a message does not return </text:span><text:span text:style-name="T17">a </text:span><text:span text:style-name="T12">value and does not block </text:span><text:span text:style-name="T15">behavior execution</text:span><text:span text:style-name="T12"> </text:span><text:span text:style-name="T39">(fire and forget).</text:span></text:p>
        </text:list-item>
        <text:list-item>
          <text:p text:style-name="P55"><text:span text:style-name="T43">A</text:span><text:span text:style-name="T41">t-most-once </text:span><text:span text:style-name="T44">message </text:span><text:span text:style-name="T41">delivery</text:span><text:span text:style-name="T5">: </text:span><text:span text:style-name="T13">once sent a message </text:span><text:span text:style-name="T16">can be </text:span><text:span text:style-name="T5">delivered to </text:span><text:span text:style-name="T16">the </text:span><text:span text:style-name="T21">recipient</text:span><text:span text:style-name="T16"> </text:span><text:span text:style-name="T21">zero or one time</text:span><text:span text:style-name="T5">.</text:span></text:p>
        </text:list-item>
        <text:list-item>
          <text:p text:style-name="P56"><text:span text:style-name="T45">S</text:span><text:span text:style-name="T41">upervisor</text:span><text:span text:style-name="T5">: </text:span><text:span text:style-name="T27">an actor </text:span><text:span text:style-name="T34">that decides how to handle failures in one or more other actors. Each actor has zero or one supervisor.</text:span></text:p>
        </text:list-item>
        <text:list-item>
          <text:p text:style-name="P58"><text:span text:style-name="T41">Supervisor hierarchy</text:span><text:span text:style-name="T5">: the </text:span><text:span text:style-name="T30">tree </text:span><text:span text:style-name="T5">formed by traversing the supervisor relationships between all actors.</text:span></text:p>
        </text:list-item>
        <text:list-item>
          <text:p text:style-name="P56"><text:span text:style-name="T41">Supervisor strategy:</text:span><text:span text:style-name="T5"> a function specified by the </text:span><text:span text:style-name="T34">supervisor that is called to make a decision on what to do with </text:span><text:span text:style-name="T38">a</text:span><text:span text:style-name="T34"> failed </text:span><text:span text:style-name="T36">child</text:span><text:span text:style-name="T34">. </text:span><text:span text:style-name="T26">E.g. </text:span><text:span text:style-name="T38">the function can return a signal </text:span><text:span text:style-name="T26">“restart” </text:span><text:span text:style-name="T38">to </text:span><text:span text:style-name="T34">cause the failed </text:span><text:span text:style-name="T38">child</text:span><text:span text:style-name="T34"> to be reset to it’s initial behavior and continue processing</text:span><text:span text:style-name="T26">.</text:span></text:p>
        </text:list-item>
        <text:list-item>
          <text:p text:style-name="P52"><text:span text:style-name="T46">Actor runtime</text:span><text:span text:style-name="T26">: </text:span><text:span text:style-name="T8">the engine which drives the </text:span><text:span text:style-name="T24">concurrent </text:span><text:span text:style-name="T8">execution </text:span><text:span text:style-name="T10">of </text:span><text:span text:style-name="T25">a large number </text:span><text:span text:style-name="T31">of</text:span><text:span text:style-name="T25"> </text:span><text:span text:style-name="T10">actors</text:span></text:p>
        </text:list-item>
      </text:list>
      <text:h text:style-name="P38" text:outline-level="1">Problem Description</text:h>
      <text:p text:style-name="P30">As all other applications OSGi programs increasingly need to be deployed in real world conditions where the primary model of interaction is through large numbers of concurrent events coming over network interfaces or other asynchronous and unreliable channels.</text:p>
      <text:p text:style-name="P29"><text:soft-page-break/><text:span text:style-name="T116">Up until now we have addressed these conditions with concurrency primitives like Promises and PushStreams. These models however are functional in nature and do not model well concurrently changing state. At present we model dynamic state with services and service events. While this model has proven to be an effective way to structure an application the communication between the stateful services is still done through regular method calls done on multiple threads and protected by locks. These concurrency mechanisms have proven extremely hard to get right on one machine let alone in a distributed environment. There is a need for a more robust communication mechanism between services. One alternative to blocking method calls is asynchronous message passing. Introducing this communication mechanism should complement Promises and PushStreams to give OSGi an all- round ability to handle highly concurrent loads.</text:span></text:p>
      <text:h text:style-name="P38" text:outline-level="1">Use Cases</text:h>
      <text:p text:style-name="P19">List one or more use case models that describe system functionality.</text:p>
      <text:h text:style-name="P38" text:outline-level="1">Requirements</text:h>
      <text:p text:style-name="P101">The requirements describe the minimal viable actor system. Even though a lot of requirements go beyond the <text:span text:style-name="T135">minimal </text:span>actor execution model they are nevertheless needed to implement practical actor applications.</text:p>
      <text:p text:style-name="P101"><text:span text:style-name="T135">On the other it is highly preferable to use existing OSGi specifications to support as many of the requirements as possible. E.g. Promises are a great candidate to support any interactions of actors with non-actor services. The goal is to have an OSGi system extended with the actor programming model, rather than other way around.</text:span></text:p>
      <text:h text:style-name="P45" text:outline-level="2">Execution model</text:h>
      <text:p text:style-name="P28">This is simply a generic actor execution model not related to OSGi</text:p>
      <text:list xml:id="list1187835952" text:style-name="L2">
        <text:list-item>
          <text:p text:style-name="P60"><text:span text:style-name="T54">E</text:span><text:span text:style-name="T56">xec </text:span><text:span text:style-name="T80">1</text:span>: The actor runtime <text:span text:style-name="T54">must</text:span> provide <text:span text:style-name="T51">at lest one address for each actor</text:span></text:p>
        </text:list-item>
        <text:list-item>
          <text:p text:style-name="P64"><text:span text:style-name="T54">Exec </text:span><text:span text:style-name="T80">2</text:span>: The actor runtime <text:span text:style-name="T54">must</text:span> store behaviors as (functional) objects in order to allow them to enclose state.</text:p>
        </text:list-item>
        <text:list-item>
          <text:p text:style-name="P65"><text:span text:style-name="T54">E</text:span><text:span text:style-name="T56">xec </text:span><text:span text:style-name="T80">3</text:span>: The actor runtime <text:span text:style-name="T54">must</text:span> guarantee that at all times an actor is associated with <text:span text:style-name="T111">exactly</text:span> one behavior</text:p>
          <text:list>
            <text:list-item>
              <text:p text:style-name="P66">This also implies an actor is atomically initialized with a behavior upon creation</text:p>
            </text:list-item>
          </text:list>
        </text:list-item>
        <text:list-item>
          <text:p text:style-name="P53"><text:soft-page-break/><text:span text:style-name="T56">Exec </text:span><text:span text:style-name="T80">4</text:span>: <text:span text:style-name="T98">An actor </text:span><text:span text:style-name="T79">must</text:span><text:span text:style-name="T98"> have a way to access </text:span>it’s own address (self) <text:span text:style-name="T52">from it’s behavior</text:span></text:p>
        </text:list-item>
        <text:list-item>
          <text:p text:style-name="P61"><text:span text:style-name="T54">E</text:span><text:span text:style-name="T56">xec </text:span><text:span text:style-name="T80">5</text:span>: <text:span text:style-name="T98">An actor behavior </text:span><text:span text:style-name="T79">must</text:span><text:span text:style-name="T98"> have a way</text:span> to send <text:span text:style-name="T51">one or more messages </text:span>to <text:span text:style-name="T98">an actor address (including “self”)</text:span>.</text:p>
        </text:list-item>
        <text:list-item>
          <text:p text:style-name="P62"><text:span text:style-name="T57">Exec </text:span><text:span text:style-name="T80">6</text:span><text:span text:style-name="T53">: The actor runtime </text:span><text:span text:style-name="T57">must</text:span><text:span text:style-name="T53"> guarantee </text:span>asynchronous <text:span text:style-name="T87">message delivery</text:span>.</text:p>
          <text:list>
            <text:list-item>
              <text:p text:style-name="P62"><text:span text:style-name="T51">I.e.</text:span> the <text:span text:style-name="T52">behavior</text:span> co<text:span text:style-name="T51">d</text:span>e <text:span text:style-name="T78">must</text:span><text:span text:style-name="T51"> not block waiting for the message to be processed by the recipient.</text:span></text:p>
            </text:list-item>
          </text:list>
        </text:list-item>
        <text:list-item>
          <text:p text:style-name="P62"><text:span text:style-name="T54">E</text:span><text:span text:style-name="T58">xec </text:span><text:span text:style-name="T80">7</text:span>: The actor runtime <text:span text:style-name="T54">must</text:span> <text:span text:style-name="T87">guarantee </text:span>“at-most-once” <text:span text:style-name="T87">message delivery</text:span>.</text:p>
          <text:list>
            <text:list-item>
              <text:p text:style-name="P62"><text:span text:style-name="T88">I.e. while it is allowed for messages to not be delivered it is not allowed for the same message to be delivered twice</text:span>.</text:p>
            </text:list-item>
          </text:list>
        </text:list-item>
        <text:list-item>
          <text:p text:style-name="P54"><text:span text:style-name="T54">E</text:span><text:span text:style-name="T58">xec </text:span><text:span text:style-name="T80">8</text:span>: It <text:span text:style-name="T54">must</text:span> be possible for messages to contain addresses of actors.</text:p>
        </text:list-item>
        <text:list-item>
          <text:p text:style-name="P63"><text:span text:style-name="T54">E</text:span><text:span text:style-name="T58">xec </text:span><text:span text:style-name="T80">9</text:span>: <text:span text:style-name="T112">An actor </text:span><text:span text:style-name="T77">must</text:span><text:span text:style-name="T112"> process messages only in sequential atomic steps. At each step </text:span><text:span text:style-name="T19">the actor first calls it’s </text:span><text:span text:style-name="T27">current </text:span><text:span text:style-name="T19">behavior </text:span><text:span text:style-name="T20">with the </text:span><text:span text:style-name="T32">current</text:span><text:span text:style-name="T27"> </text:span><text:span text:style-name="T20">message and gets back a new behavior</text:span><text:span text:style-name="T19">. Then the actor replaces it’s </text:span><text:span text:style-name="T20">current </text:span><text:span text:style-name="T19">behavior with that new behavior.</text:span></text:p>
          <text:list>
            <text:list-item>
              <text:p text:style-name="P63"><text:span text:style-name="T10">I.e. </text:span><text:span text:style-name="T8">an actor maintains a continuation passing style of execution driven by messages.</text:span></text:p>
            </text:list-item>
            <text:list-item>
              <text:p text:style-name="P102"><text:span text:style-name="T8">It is permissible to execute each step on a </text:span><text:span text:style-name="T40">different</text:span><text:span text:style-name="T8"> thread (e.g. from a pool), but it is not </text:span><text:span text:style-name="T5">under any conditions </text:span><text:span text:style-name="T8">permissible for two or more threads to execute steps concurrently. </text:span><text:span text:style-name="T49">Violating this principle renders the actor system unusable</text:span><text:span text:style-name="T5">.</text:span></text:p>
            </text:list-item>
            <text:list-item>
              <text:p text:style-name="P67"><text:span text:style-name="T8">T</text:span><text:span text:style-name="T5">his still allows users to have a mutable behavior object, which always returns itself, thus enabling an “object oriented” style of actor.</text:span></text:p>
            </text:list-item>
          </text:list>
        </text:list-item>
        <text:list-item>
          <text:p text:style-name="P68"><text:span text:style-name="T54">E</text:span><text:span text:style-name="T58">xec </text:span><text:span text:style-name="T80">10</text:span>: The actor runtime <text:span text:style-name="T54">must</text:span> not deliver messages to a behavior which is no longer current for an actor</text:p>
        </text:list-item>
        <text:list-item>
          <text:p text:style-name="P69"><text:span text:style-name="T54">E</text:span><text:span text:style-name="T58">xec </text:span><text:span text:style-name="T80">11</text:span>: It <text:span text:style-name="T54">must</text:span> be possible for a behavior to return a value which signals no more messages should be processed. <text:span text:style-name="T112">After this happens the actor runtime must stop delivering messages to the actor and perform any post-death actions (see supervision and “death watch”) below</text:span>.</text:p>
        </text:list-item>
        <text:list-item>
          <text:p text:style-name="P59"><text:span text:style-name="T65">E</text:span><text:span text:style-name="T58">xec </text:span><text:span text:style-name="T80">12</text:span><text:span text:style-name="T106">: An actor behavior </text:span><text:span text:style-name="T65">must</text:span><text:span text:style-name="T106"> have a way to create a new actor by specifying an initial behavior for that actor. The creation </text:span><text:span text:style-name="T48">call</text:span><text:span text:style-name="T106"> must </text:span><text:span text:style-name="T65">synchronously</text:span><text:span text:style-name="T106"> return the address of the new actor.</text:span></text:p>
        </text:list-item>
      </text:list>
      <text:h text:style-name="Heading_20_2" text:outline-level="2">Error handling</text:h>
      <text:list xml:id="list1888399031" text:style-name="L3">
        <text:list-item>
          <text:p text:style-name="P72"><text:span text:style-name="T59">Err </text:span><text:span text:style-name="T80">1</text:span><text:span text:style-name="T93">: Each actor must have exactly one supervisor. The supervisor is always the actor who created a given actor.</text:span></text:p>
        </text:list-item>
        <text:list-item>
          <text:p text:style-name="P73"><text:span text:style-name="T54">Err </text:span><text:span text:style-name="T80">2</text:span>: The supervisor is established once during actor creation and can not be changed subsequently.</text:p>
        </text:list-item>
        <text:list-item>
          <text:p text:style-name="P72"><text:span text:style-name="T66">E</text:span><text:span text:style-name="T58">rr </text:span><text:span text:style-name="T80">3</text:span><text:span text:style-name="T94">: There must be exactly one root actor which has no supervisor.</text:span></text:p>
        </text:list-item>
        <text:list-item>
          <text:p text:style-name="P57"><text:span text:style-name="T54">E</text:span><text:span text:style-name="T58">rr </text:span><text:span text:style-name="T80">4</text:span>: <text:span text:style-name="T95">There must be a way for </text:span>a behavior to specify <text:span text:style-name="T94">a supervisor strategy function when it creates a child actor</text:span>.</text:p>
        </text:list-item>
        <text:list-item>
          <text:p text:style-name="P74"><text:soft-page-break/><text:span text:style-name="T54">Err </text:span><text:span text:style-name="T80">5</text:span>: An actor must process the errors of it’s children <text:span text:style-name="T96">sequentially </text:span>as <text:span text:style-name="T96">special </text:span>messages <text:span text:style-name="T96">within the regular message stream</text:span>. <text:span text:style-name="T97">The difference is that the error message is delivered to the parent’s supervisor strategy function rather than to the parent’s behavior</text:span>.</text:p>
          <text:list>
            <text:list-item>
              <text:p text:style-name="P103">The definition of an actor is thus expanded to include not just the current behavior function, but also the set of supervisor strategy functions it has attached to it’s children. Each member <text:span text:style-name="T142">function </text:span>of the actor processes <text:span text:style-name="T141">the next</text:span> message as appropriate. <text:span text:style-name="T141">No message is processed by more than one member function.</text:span></text:p>
            </text:list-item>
          </text:list>
        </text:list-item>
        <text:list-item>
          <text:p text:style-name="P57"><text:span text:style-name="T54">E</text:span><text:span text:style-name="T58">rr </text:span><text:span text:style-name="T80">6</text:span>: <text:span text:style-name="T95">The following return values from the supervisor strategy function must be supported:</text:span></text:p>
          <text:list>
            <text:list-item>
              <text:p text:style-name="P75"><text:span text:style-name="T54">resume</text:span>: the <text:span text:style-name="T96">failed</text:span> actor <text:span text:style-name="T96">retains it’s behavior. It then proceeds to process the next message.</text:span></text:p>
            </text:list-item>
            <text:list-item>
              <text:p text:style-name="P75"><text:span text:style-name="T54">reset</text:span>: the <text:span text:style-name="T96">failed</text:span> actor is reset to the behavior with which it was created. <text:span text:style-name="T96">It will then proceed to process the next message.</text:span></text:p>
            </text:list-item>
            <text:list-item>
              <text:p text:style-name="P75"><text:span text:style-name="T54">stop</text:span>: the <text:span text:style-name="T96">failed </text:span>actor is stopped. It can no longer process messages and is garbage collected.</text:p>
            </text:list-item>
            <text:list-item>
              <text:p text:style-name="P75"><text:span text:style-name="T54">escalate</text:span>: the <text:span text:style-name="T117">supervising</text:span> actor <text:span text:style-name="T96">is stopped. The error is propagated up the hierarchy to it’s supervisor</text:span>.</text:p>
            </text:list-item>
          </text:list>
        </text:list-item>
        <text:list-item>
          <text:p text:style-name="P75"><text:span text:style-name="T54">E</text:span><text:span text:style-name="T58">rr </text:span><text:span text:style-name="T80">7</text:span>: When a supervisor is stopped all of it’s children are stopped first.</text:p>
        </text:list-item>
      </text:list>
      <text:h text:style-name="P46" text:outline-level="2">Core capabilities</text:h>
      <text:p text:style-name="P24"><text:span text:style-name="T91">N</text:span>ot part of the core execution model, <text:span text:style-name="T91">hard or impossible to </text:span>implemented on top <text:span text:style-name="T92">of </text:span>the <text:span text:style-name="T91">core </text:span>execution model, <text:span text:style-name="T134">so must be supported by the system instead.</text:span></text:p>
      <text:list xml:id="list2276361229" text:style-name="L4">
        <text:list-item>
          <text:p text:style-name="P70"><text:span text:style-name="T60">Core </text:span><text:span text:style-name="T80">1</text:span><text:span text:style-name="T89">: Message ordering. Sender and receiver observe the same message order</text:span></text:p>
        </text:list-item>
        <text:list-item>
          <text:p text:style-name="P76"><text:span text:style-name="T54">C</text:span><text:span text:style-name="T61">ore </text:span><text:span text:style-name="T80">2</text:span>: Death watch: <text:span text:style-name="T104">an actor can register an address in order to receive a message signifying that the actor referenced by this address has died.</text:span></text:p>
          <text:list>
            <text:list-item>
              <text:p text:style-name="P79">This allows actors to clean invalid addresses <text:span text:style-name="T118">they have</text:span></text:p>
            </text:list-item>
            <text:list-item>
              <text:p text:style-name="P79">This allows actors to stop when the other actor <text:span text:style-name="T110">w</text:span>as critical to their function, even though they are not it’s supervisor</text:p>
            </text:list-item>
          </text:list>
        </text:list-item>
        <text:list-item>
          <text:p text:style-name="P77"><text:span text:style-name="T54">C</text:span><text:span text:style-name="T61">ore </text:span><text:span text:style-name="T80">3</text:span>: Message buffering. <text:span text:style-name="T118">The actor runtime must be able to buffer (rather than drop) messages sent to an address while the actor executes it’s current behavior.</text:span></text:p>
        </text:list-item>
        <text:list-item>
          <text:p text:style-name="P71"><text:span text:style-name="T60">Core </text:span><text:span text:style-name="T80">4</text:span><text:span text:style-name="T89">: Scheduled message delivery. It must be possible for an actor to schedule one-shot or periodic delivery of a message to an arbitrary address (including “self”) after a given time interval.</text:span></text:p>
        </text:list-item>
        <text:list-item>
          <text:p text:style-name="P71"><text:span text:style-name="T60">Core </text:span><text:span text:style-name="T80">5</text:span><text:span text:style-name="T89">: P</text:span>ub/<text:span text:style-name="T89">S</text:span>ub message delivery. <text:span text:style-name="T118">The actor runtime should provide a global pub/sub subsystem where actors can subscribe for messages of a given type and respectively post messages.</text:span></text:p>
        </text:list-item>
        <text:list-item>
          <text:p text:style-name="P80"><text:span text:style-name="T54">C</text:span><text:span text:style-name="T61">ore </text:span><text:span text:style-name="T80">6</text:span> (?): Dead letters: subscribe to messages sent to addresses of dead actors</text:p>
        </text:list-item>
      </text:list>
      <text:h text:style-name="P47" text:outline-level="2">Core <text:span text:style-name="T90">patterns</text:span></text:h>
      <text:p text:style-name="P25">Can be implemented on top of the core execution model or the core capabilities.</text:p>
      <text:list xml:id="list194230919941274" text:continue-numbering="true" text:style-name="L4">
        <text:list-item>
          <text:p text:style-name="P71"><text:span text:style-name="T62">Pat </text:span><text:span text:style-name="T81">1</text:span><text:span text:style-name="T99">: M</text:span>essage deconstruction: <text:span text:style-name="T89">something to help with pattern matching</text:span></text:p>
        </text:list-item>
        <text:list-item>
          <text:p text:style-name="P78"><text:soft-page-break/><text:span text:style-name="T62">Pat </text:span><text:span text:style-name="T81">2</text:span><text:span text:style-name="T76"> </text:span><text:span text:style-name="T69">(?)</text:span>: “<text:span text:style-name="T122">Ask” (</text:span>Req/Resp<text:span text:style-name="T122">)</text:span> message exchange: <text:span text:style-name="T157">Actors sends a request, starts a timer to send a failure message to “self”. If response arrives before timeout expires, the failure message is ignored.</text:span></text:p>
          <text:list>
            <text:list-item>
              <text:p text:style-name="P110">Something like a Promise: the failure and the response race to resolve the promise. Once resolved no further updates <text:span text:style-name="T158">can</text:span> take effect. <text:span text:style-name="T158">Can be implemented with a helper actor to track the exchange.</text:span></text:p>
            </text:list-item>
          </text:list>
        </text:list-item>
        <text:list-item>
          <text:p text:style-name="P77"><text:span text:style-name="T62">Pat </text:span><text:span text:style-name="T81">3</text:span>: “At-<text:span text:style-name="T90">least</text:span>-once” message delivery: <text:span text:style-name="T143">requires message equality, receiver acknowledges messages, sender tracks outgoing messages (to resend unacknowledged)</text:span></text:p>
          <text:list>
            <text:list-item>
              <text:p text:style-name="P104">The tracking of <text:span text:style-name="T143">acknowledgments</text:span> <text:span text:style-name="T143">may</text:span> be supported by persistence (see the Persistence section)</text:p>
            </text:list-item>
          </text:list>
        </text:list-item>
        <text:list-item>
          <text:p text:style-name="P77"><text:span text:style-name="T62">Pat </text:span><text:span text:style-name="T81">4</text:span>: “Exactly-once” message delivery: <text:span text:style-name="T143">requires message equality, receiver acknowledges messages, sender tracks outgoing messages (to resend unacknowledged), receiver tracks incoming messages (to ignore repeats)</text:span></text:p>
          <text:list>
            <text:list-item>
              <text:p text:style-name="P105">The tracking of <text:span text:style-name="T143">acknowledgments and duplicates may</text:span> be supported by persistence (see the Persistence section)</text:p>
            </text:list-item>
          </text:list>
        </text:list-item>
      </text:list>
      <text:h text:style-name="Heading_20_2" text:outline-level="2"><text:span text:style-name="T100">OSGi i</text:span>ntegration</text:h>
      <text:list xml:id="list2833756128" text:style-name="L5">
        <text:list-item>
          <text:p text:style-name="P83"><text:span text:style-name="T71">Int </text:span><text:span text:style-name="T82">1</text:span><text:span text:style-name="T71">:</text:span><text:span text:style-name="T125"> As a general rule </text:span><text:span text:style-name="T124">actors should be treated </text:span><text:span text:style-name="T126">more </text:span><text:span text:style-name="T124">as a concurrency model, rather than as a universal computation model. </text:span><text:span text:style-name="T126">The structure of the program </text:span><text:span text:style-name="T125">should be </text:span><text:span text:style-name="T126">expressed as </text:span><text:span text:style-name="T125">standard </text:span><text:span text:style-name="T126">OSGi service composition </text:span><text:span text:style-name="T125">as much as possible (e.g. DS components)</text:span><text:span text:style-name="T126">. </text:span><text:span text:style-name="T127">It’s just that </text:span><text:span text:style-name="T128">some services communicate through an async message passing medium (the actor system)</text:span><text:span text:style-name="T125"> </text:span><text:span text:style-name="T129">and run actors as their internal implementation.</text:span></text:p>
        </text:list-item>
        <text:list-item>
          <text:p text:style-name="P84"><text:span text:style-name="T54">Int </text:span><text:span text:style-name="T82">2</text:span>: As a general rule all communication from the external world to the actor system <text:span text:style-name="T54">must</text:span> be asynchronous.</text:p>
          <text:list>
            <text:list-item>
              <text:p text:style-name="P85">In practice this means <text:span text:style-name="T123">external parties should be able to send messages to an address provided by the actor system, just like regular actors do.</text:span></text:p>
            </text:list-item>
          </text:list>
        </text:list-item>
        <text:list-item>
          <text:p text:style-name="P84"><text:span text:style-name="T54">Int </text:span><text:span text:style-name="T82">3</text:span>: As a general rule all communication from the actor system to the external world <text:span text:style-name="T47">should</text:span> be asynchronous.</text:p>
          <text:list>
            <text:list-item>
              <text:p text:style-name="P85">In practice this means actors <text:span text:style-name="T130">should</text:span> wrap calls <text:span text:style-name="T144">to </text:span>the <text:span text:style-name="T108">outside</text:span> world in Promises, which once resolved send messages back to “self” as <text:span text:style-name="T130">a regular </text:span>external party <text:span text:style-name="T144">(</text:span><text:span text:style-name="T73">Int </text:span><text:span text:style-name="T83">2)</text:span>. The Promises <text:span text:style-name="T119">should</text:span> be scheduled on threads that do not drive the actor <text:span text:style-name="T119">message delivery (bulk-heading)</text:span>.</text:p>
            </text:list-item>
          </text:list>
        </text:list-item>
        <text:list-item>
          <text:p text:style-name="P86"><text:span text:style-name="T63">Int </text:span><text:span text:style-name="T82">4</text:span><text:span text:style-name="T101">: It </text:span><text:span text:style-name="T63">must</text:span><text:span text:style-name="T101"> be possible to initialize behaviors with arbitrary OSGi services prior to the first message being processed.</text:span></text:p>
        </text:list-item>
        <text:list-item>
          <text:p text:style-name="P87"><text:span text:style-name="T63">Int </text:span><text:span text:style-name="T82">5</text:span><text:span text:style-name="T101">: It </text:span><text:span text:style-name="T63">must</text:span><text:span text:style-name="T101"> be possible to initialize behaviors with configuration provided by the Configuration Admin prior to the first message being processed</text:span></text:p>
        </text:list-item>
        <text:list-item>
          <text:p text:style-name="P88"><text:span text:style-name="T55">Int </text:span><text:span text:style-name="T82">6</text:span><text:span text:style-name="T103">: It </text:span><text:span text:style-name="T55">must</text:span><text:span text:style-name="T103"> be possible to stop any actor when it’s configuration or a service dependency goes away</text:span></text:p>
          <text:list>
            <text:list-item>
              <text:p text:style-name="P90">This <text:span text:style-name="T54">must</text:span> happen asynchronously <text:span text:style-name="T109">via </text:span>messages or other native actor mechanisms <text:span text:style-name="T109">(death watch).</text:span></text:p>
            </text:list-item>
            <text:list-item>
              <text:p text:style-name="P90">Still the actor <text:span text:style-name="T54">must</text:span> be prevented from calling stale services. Since <text:span text:style-name="T132">the actor</text:span> should <text:span text:style-name="T133">call the service through </text:span>Promises <text:span text:style-name="T131">as per </text:span><text:span text:style-name="T74">Int 2</text:span> those <text:span text:style-name="T133">Promises </text:span>be <text:span text:style-name="T131">failed immediately and let the actor stumble upon the failure later within it’s regular message flow.</text:span></text:p>
            </text:list-item>
          </text:list>
        </text:list-item>
        <text:list-item>
          <text:p text:style-name="P89"><text:soft-page-break/><text:span text:style-name="T54">Int </text:span><text:span text:style-name="T82">7</text:span>: It <text:span text:style-name="T75">should</text:span> be possible for supervisors to specify an “escalate” <text:span text:style-name="T105">strategy when a child starts to fail because of an unbound service / configuration</text:span>.</text:p>
          <text:list>
            <text:list-item>
              <text:p text:style-name="P92"><text:span text:style-name="T107">In practice t</text:span>his means there must be a dedicated exception <text:span text:style-name="T107">or error message </text:span>to which the supervisor strategy function can react.</text:p>
            </text:list-item>
          </text:list>
        </text:list-item>
        <text:list-item>
          <text:p text:style-name="P93"><text:span text:style-name="T54">Int </text:span><text:span text:style-name="T82">8</text:span>: It <text:span text:style-name="T54">must</text:span> be possible <text:span text:style-name="T113">for any bundle to call the actor system to discover actor addresses</text:span></text:p>
        </text:list-item>
        <text:list-item>
          <text:p text:style-name="P81"><text:span text:style-name="T64">Int </text:span><text:span text:style-name="T82">9</text:span><text:span text:style-name="T102">: It </text:span><text:span text:style-name="T64">must</text:span><text:span text:style-name="T102"> be possible for any bundle to send a message to an actor address asynchronously</text:span></text:p>
        </text:list-item>
        <text:list-item>
          <text:p text:style-name="P94"><text:span text:style-name="T64">Int </text:span><text:span text:style-name="T82">10</text:span><text:span text:style-name="T102">: It </text:span><text:span text:style-name="T64">must</text:span><text:span text:style-name="T102"> be possible for any bundle to do an asynchronous request/response exchange with an actor</text:span></text:p>
          <text:list>
            <text:list-item>
              <text:p text:style-name="P91">In practice this means <text:span text:style-name="T145">the external party uses the “ask” pattern (</text:span><text:span text:style-name="T84">Pat 2</text:span><text:span text:style-name="T145">)</text:span>.</text:p>
            </text:list-item>
          </text:list>
        </text:list-item>
        <text:list-item>
          <text:p text:style-name="P95"><text:span text:style-name="T64">Int </text:span><text:span text:style-name="T72">1</text:span><text:span text:style-name="T82">1</text:span><text:span text:style-name="T102">: It </text:span><text:span text:style-name="T64">must</text:span><text:span text:style-name="T102"> be possible for any bundle to subscribe to messages or to publish messages</text:span></text:p>
        </text:list-item>
        <text:list-item>
          <text:p text:style-name="P82"><text:span text:style-name="T67">Int </text:span><text:span text:style-name="T72">1</text:span><text:span text:style-name="T82">2</text:span><text:span text:style-name="T107">: It </text:span><text:span text:style-name="T67">must</text:span><text:span text:style-name="T107"> be possible for a bundle to create an actor and receive back it’s address</text:span></text:p>
        </text:list-item>
      </text:list>
      <text:h text:style-name="P48" text:outline-level="2">Persistence</text:h>
      <text:list xml:id="list2343559250" text:style-name="L6">
        <text:list-item>
          <text:p text:style-name="P97"><text:span text:style-name="T68">Pers </text:span><text:span text:style-name="T80">1</text:span><text:span text:style-name="T68">:</text:span><text:span text:style-name="T120"> </text:span>An actor <text:span text:style-name="T54">must</text:span> be able <text:span text:style-name="T114">to receive, examine and optimally update a persistent state object during message processing. I.e. part or all of the state that used to be encapsulated in the behavior is now made explicit to the system.</text:span></text:p>
        </text:list-item>
        <text:list-item>
          <text:p text:style-name="P98"><text:span text:style-name="T68">Pers </text:span><text:span text:style-name="T86">2</text:span><text:span text:style-name="T68">:</text:span><text:span text:style-name="T120"> </text:span>It must be possible to identify an actor’s persistent state across system reboots</text:p>
        </text:list-item>
        <text:list-item>
          <text:p text:style-name="P99"><text:span text:style-name="T68">Pers </text:span><text:span text:style-name="T86">3</text:span><text:span text:style-name="T68">:</text:span><text:span text:style-name="T120"> </text:span>It must be possible to initialize an actor not only with <text:span text:style-name="T148">a </text:span>behavior, but with <text:span text:style-name="T155">initial </text:span>state.</text:p>
        </text:list-item>
        <text:list-item>
          <text:p text:style-name="P96"><text:span text:style-name="T68">Pers </text:span><text:span text:style-name="T86">4</text:span><text:span text:style-name="T68">:</text:span><text:span text:style-name="T120"> It must be possible for a behavior to request commit to storage within the message processing step. </text:span></text:p>
          <text:list>
            <text:list-item>
              <text:p text:style-name="P107"><text:span text:style-name="T154">One would expect to have:<text:line-break/></text:span><text:span text:style-name="T136">(behavior) </text:span><text:span text:style-name="T139">examine</text:span><text:span text:style-name="T136"> message →</text:span><text:span text:style-name="T137"> </text:span><text:span text:style-name="T136">(behavior) execute side effects →</text:span><text:span text:style-name="T137"> </text:span><text:span text:style-name="T136">(behavior) build new state →</text:span><text:span text:style-name="T137"> </text:span><text:span text:style-name="T140">(system) commit new state</text:span><text:span text:style-name="T150">.<text:line-break/></text:span><text:span text:style-name="T151">Instead there should be:<text:line-break/></text:span><text:span text:style-name="T136">(behavior) </text:span><text:span text:style-name="T139">examine</text:span><text:span text:style-name="T136"> message →</text:span><text:span text:style-name="T137"> </text:span><text:span text:style-name="T136">(behavior) build new state →</text:span><text:span text:style-name="T137"> </text:span><text:span text:style-name="T140">(system) commit new state</text:span><text:span text:style-name="T150"> →</text:span><text:span text:style-name="T151"> </text:span><text:span text:style-name="T136">(behavior) execute side effects</text:span></text:p>
            </text:list-item>
            <text:list-item>
              <text:p text:style-name="P108"><text:span text:style-name="T151">P</text:span><text:span text:style-name="T149">lacing the side effects (making new actors, sending messages), after the commit to storage </text:span><text:span text:style-name="T152">allows the actor to be recovered in correct state after a crash.</text:span><text:span text:style-name="T149"> In the first case it is possible for the actor to first affect the runtime state of the system, then for the system </text:span><text:span text:style-name="T152">to</text:span><text:span text:style-name="T149"> crash </text:span><text:span text:style-name="T152">before the state is committed. Then the</text:span><text:span text:style-name="T149"> actor can’</text:span><text:span text:style-name="T152">t</text:span><text:span text:style-name="T149"> be recovered </text:span><text:span text:style-name="T152">to a state that reflects what is has done</text:span><text:span text:style-name="T149">. In the second case if the system crashes </text:span><text:span text:style-name="T152">during commit one message will be lost, but the last committed state will remain valid since nothing was done. On the other hand if the system crashes right after commit once recovered the actor can re-run the side effects based on the state.</text:span></text:p>
            </text:list-item>
          </text:list>
        </text:list-item>
        <text:list-item>
          <text:p text:style-name="P109"><text:span text:style-name="T54">Pers 5</text:span>: It must be possible to re-run the behavior side effects <text:span text:style-name="T156">when an actor is recovered from storage</text:span></text:p>
          <text:list>
            <text:list-item>
              <text:p text:style-name="P109"><text:span text:style-name="T156">This implies the behavior function should be split into two: </text:span><text:span text:style-name="T138">(message, state) → next-state</text:span><text:span text:style-name="T156"> and </text:span><text:span text:style-name="T138">(next-state → next-behavior). </text:span><text:span text:style-name="T153">Every message pass calls the first function, stores the result then calls the second function. When an actor is loaded from storage as an initial step only the second function is called.</text:span></text:p>
            </text:list-item>
          </text:list>
        </text:list-item>
      </text:list>
      <text:h text:style-name="Heading_20_2" text:outline-level="2"><text:soft-page-break/>Clustering</text:h>
      <text:p text:style-name="P31">This is needed to implement classic actor “distributed applications”, where the same tightly coupled code base is split across many VMs and specialized, protocols to move messages <text:span text:style-name="T146">between VMs </text:span>are used.</text:p>
      <text:p text:style-name="P31">This is not needed to implement “distributed systems”, consisting of multiple (not one) loosely coupled applications talking through generic protocols (e.g. REST, gRPC, MQTT).</text:p>
      <text:list xml:id="list194231439777772" text:continue-numbering="true" text:style-name="L6">
        <text:list-item>
          <text:p text:style-name="P100"><text:span text:style-name="T70">Clust </text:span><text:span text:style-name="T80">1</text:span><text:span text:style-name="T70">:</text:span><text:span text:style-name="T121"> </text:span>Provide a way to send messages to a remote actor address</text:p>
        </text:list-item>
        <text:list-item>
          <text:p text:style-name="P100"><text:span text:style-name="T70">Clust </text:span><text:span text:style-name="T80">2</text:span><text:span text:style-name="T70">:</text:span><text:span text:style-name="T121"> </text:span>Provide a way to discover a remote <text:span text:style-name="T147">or local </text:span>actor address</text:p>
          <text:list>
            <text:list-item>
              <text:p text:style-name="P106">I.e. call the system with some search query and get back an actor address.</text:p>
            </text:list-item>
          </text:list>
        </text:list-item>
        <text:list-item>
          <text:p text:style-name="P100"><text:span text:style-name="T70">Clust </text:span><text:span text:style-name="T80">3</text:span><text:span text:style-name="T85">(?)</text:span><text:span text:style-name="T70">:</text:span><text:span text:style-name="T121"> </text:span>Use the RSA to distribute actor services</text:p>
        </text:list-item>
      </text:list>
      <text:h text:style-name="P38" text:outline-level="1">Document Support</text:h>
      <text:h text:style-name="P41" text:outline-level="2">References</text:h>
      <text:list xml:id="list1495780663"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
      <text:p text:style-name="P17"/>
      <text:p text:style-name="P17"/>
      <text:p text:style-name="P21"><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1"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odor Boev</text:p>
          </table:table-cell>
        </table:table-row>
        <table:table-row table:style-name="Table2.1">
          <table:table-cell table:style-name="Table2.A1" office:value-type="string">
            <text:p text:style-name="P6">Company</text:p>
          </table:table-cell>
          <table:table-cell table:style-name="Table2.B1" office:value-type="string">
            <text:p text:style-name="P7">Software AG</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10"><text:a xlink:type="simple" xlink:href="mailto:todor.boev@softwareag.com" text:style-name="Internet_20_link" text:visited-style-name="Visited_20_Internet_20_Link">todor.boev@softwareag.com</text:a></text:p>
          </table:table-cell>
        </table:table-row>
      </table:table>
      <text:p text:style-name="P21"/>
      <text:h text:style-name="P41" text:outline-level="2"><text:soft-page-break/>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F15A104ED15BFC5C.png" xlink:type="simple" xlink:show="embed" xlink:actuate="onLoad" loext:mime-type="image/png"/></draw:frame><text:tab/><text:user-defined style:data-style-name="N0" text:name="RFP Title">RFP-159 Actor Runtime</text:user-defined><text:tab/>Page <text:page-number text:select-page="current">7</text:page-number><text:s/>of <text:page-count style:num-format="1">12</text:page-count></text:p>
        <text:p text:style-name="Header"/>
        <text:p text:style-name="Header"><text:tab/>Draft<text:tab/><text:modification-date style:data-style-name="N76">May 9, 2019</text:modification-date></text:p>
      </style:header>
      <style:footer>
        <text:p text:style-name="MP1">Copyright © <text:span text:style-name="MT1">OSGi Alliance </text:span><text:span text:style-name="MT1"><text:modification-date style:data-style-name="N107">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4-15T17:16:23.460000000</meta:creation-date>
    <meta:editing-cycles>211</meta:editing-cycles>
    <meta:editing-duration>P4DT20H32M32S</meta:editing-duration>
    <dc:date>2019-05-09T19:42:29.401000000</dc:date>
    <meta:document-statistic meta:table-count="2" meta:image-count="2" meta:object-count="0" meta:page-count="12" meta:paragraph-count="181" meta:word-count="4142" meta:character-count="25198" meta:non-whitespace-character-count="21325"/>
    <meta:user-defined meta:name="Info"/>
    <meta:user-defined meta:name="Info 3"/>
    <meta:user-defined meta:name="Info 4"/>
    <meta:user-defined meta:name="RFP Title">RFP-159 Actor Runtime</meta:user-defined>
  </office:meta>
</office:document-meta>
</file>